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bold" officeooo:rsid="000f1ebc" officeooo:paragraph-rsid="000f1ebc" style:font-weight-asian="bold" style:font-weight-complex="bold"/>
    </style:style>
    <style:style style:name="P2" style:family="paragraph" style:parent-style-name="Heading_20_3">
      <style:text-properties fo:font-weight="bold" officeooo:rsid="000f1ebc" style:font-weight-asian="bold" style:font-weight-complex="bold"/>
    </style:style>
    <style:style style:name="P3" style:family="paragraph" style:parent-style-name="Standard">
      <style:text-properties officeooo:rsid="000f1ebc" officeooo:paragraph-rsid="000f1ebc"/>
    </style:style>
    <style:style style:name="P4" style:family="paragraph" style:parent-style-name="Standard">
      <style:text-properties fo:font-weight="bold" officeooo:rsid="000f1ebc" officeooo:paragraph-rsid="000f1ebc" style:font-weight-asian="bold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0f1eb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R</text:span>eads numbers from the user until they enter '0', and prints whether each number is odd or even:</text:p>
      <text:p text:style-name="Standard"/>
      <text:p text:style-name="P3">Code:</text:p>
      <text:p text:style-name="P3"/>
      <text:p text:style-name="P3">import java.util.Scanner;</text:p>
      <text:p text:style-name="P3"/>
      <text:p text:style-name="P3">public class OddEvenChecker {</text:p>
      <text:p text:style-name="P3"><text:s text:c="4"/>public static void main(String[] args) {</text:p>
      <text:p text:style-name="P3"><text:s text:c="8"/>Scanner scanner = new Scanner(System.in);</text:p>
      <text:p text:style-name="P3"><text:s text:c="8"/></text:p>
      <text:p text:style-name="P3"><text:s text:c="8"/>System.out.println("Enter numbers (enter 0 to stop):");</text:p>
      <text:p text:style-name="P3"><text:s text:c="8"/></text:p>
      <text:p text:style-name="P3"><text:s text:c="8"/>while (true) {</text:p>
      <text:p text:style-name="P3"><text:s text:c="12"/>int number = scanner.nextInt();</text:p>
      <text:p text:style-name="P3"><text:s text:c="12"/></text:p>
      <text:p text:style-name="P3"><text:s text:c="12"/>if (number == 0) {</text:p>
      <text:p text:style-name="P3"><text:s text:c="16"/>System.out.println("Stopping the program...");</text:p>
      <text:p text:style-name="P3"><text:s text:c="16"/>break;</text:p>
      <text:p text:style-name="P3"><text:s text:c="12"/>}</text:p>
      <text:p text:style-name="P3"><text:s text:c="12"/></text:p>
      <text:p text:style-name="P3"><text:s text:c="12"/>if (number % 2 == 0) {</text:p>
      <text:p text:style-name="P3"><text:s text:c="16"/>System.out.println(number + " is even.");</text:p>
      <text:p text:style-name="P3"><text:s text:c="12"/>} else {</text:p>
      <text:p text:style-name="P3"><text:s text:c="16"/>System.out.println(number + " is odd.");</text:p>
      <text:p text:style-name="P3"><text:s text:c="12"/>}</text:p>
      <text:p text:style-name="P3"><text:s text:c="8"/>}</text:p>
      <text:p text:style-name="P3"><text:s text:c="8"/></text:p>
      <text:p text:style-name="P3"><text:s text:c="8"/>scanner.close();</text:p>
      <text:p text:style-name="P3"><text:s text:c="4"/>}</text:p>
      <text:p text:style-name="P3">}</text:p>
      <text:p text:style-name="P4"/>
      <text:h text:style-name="P1" text:outline-level="3">Explanation:</text:h>
      <text:list xml:id="list285790371" text:style-name="L1">
        <text:list-item>
          <text:p text:style-name="P5"><text:span text:style-name="Strong_20_Emphasis">Importing Scanner</text:span>: We start by importing <text:span text:style-name="Source_20_Text">Scanner</text:span> from <text:span text:style-name="Source_20_Text">java.util</text:span> to read input from the user.</text:p>
        </text:list-item>
        <text:list-item>
          <text:p text:style-name="P5"><text:span text:style-name="Strong_20_Emphasis">Main Method</text:span>: The <text:span text:style-name="Source_20_Text">main</text:span> method initializes a <text:span text:style-name="Source_20_Text">Scanner</text:span> object to read from standard input (<text:span text:style-name="Source_20_Text">System.in</text:span>).</text:p>
        </text:list-item>
        <text:list-item>
          <text:p text:style-name="P5"><text:span text:style-name="Strong_20_Emphasis">Input Prompt</text:span>: We prompt the user to enter numbers, specifying that entering '0' will stop the input process.</text:p>
        </text:list-item>
        <text:list-item>
          <text:p text:style-name="P5"><text:span text:style-name="Strong_20_Emphasis">While Loop</text:span>: We use a <text:span text:style-name="Source_20_Text">while</text:span> loop with <text:span text:style-name="Source_20_Text">true</text:span> condition to continuously read numbers until a break condition (<text:span text:style-name="Source_20_Text">number == 0</text:span>) is met.</text:p>
        </text:list-item>
        <text:list-item>
          <text:p text:style-name="P5"><text:span text:style-name="Strong_20_Emphasis">Number Check</text:span>: Inside the loop, we read an integer from the user.</text:p>
          <text:list>
            <text:list-item>
              <text:p text:style-name="P6">If the number is <text:span text:style-name="Source_20_Text">0</text:span>, we print a message and break out of the loop.</text:p>
            </text:list-item>
            <text:list-item>
              <text:p text:style-name="P6">If the number is even (<text:span text:style-name="Source_20_Text">number % 2 == 0</text:span>), we print that the number is even.</text:p>
            </text:list-item>
            <text:list-item>
              <text:p text:style-name="P6">Otherwise, we print that the number is odd.</text:p>
            </text:list-item>
          </text:list>
        </text:list-item>
        <text:list-item>
          <text:p text:style-name="P5"><text:span text:style-name="Strong_20_Emphasis">Closing Scanner</text:span>: Finally, we close the <text:span text:style-name="Source_20_Text">Scanner</text:span> object to release resources.</text:p>
        </text:list-item>
      </text:list>
      <text:h text:style-name="P2" text:outline-level="3"><text:soft-page-break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5:11:16.481755468</meta:creation-date>
    <dc:date>2024-06-22T15:14:58.495384647</dc:date>
    <meta:editing-duration>PT3M43S</meta:editing-duration>
    <meta:editing-cycles>1</meta:editing-cycles>
    <meta:document-statistic meta:table-count="0" meta:image-count="0" meta:object-count="0" meta:page-count="2" meta:paragraph-count="37" meta:word-count="228" meta:character-count="1542" meta:non-whitespace-character-count="1123"/>
    <meta:generator>LibreOffice/7.3.7.2$Linux_X86_64 LibreOffice_project/30$Build-2</meta:generator>
  </office:meta>
</office:document-meta>
</file>